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style:cell-protect="none" style:print-content="true" style:text-align-source="fix" style:repeat-content="false" fo:background-color="transparent" fo:border="0.06pt solid #000000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59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81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21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1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52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0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5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88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34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0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63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2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23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4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1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4.69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GRILLE" table:style-name="ta1" table:protected="true" table:protection-key="6YyqLdyKbTM6e8MOaLiKuVRIB1Q=" table:protection-key-digest-algorithm="http://www.w3.org/2000/09/xmldsig#sha1">
        <loext:table-protection loext:select-unprotected-cells="true"/>
        <table:table-column table:style-name="co1" table:number-columns-repeated="35" table:default-cell-style-name="ce7"/>
        <table:table-column table:style-name="co2" table:number-columns-repeated="29" table:default-cell-style-name="ce7"/>
        <table:table-row table:style-name="ro1">
          <table:table-cell table:style-name="ce1" office:value-type="string" calcext:value-type="string" table:number-columns-spanned="27" table:number-rows-spanned="1">
            <text:p>MOTS CROISÉS – GESTION DE PROJET</text:p>
          </table:table-cell>
          <table:covered-table-cell table:number-columns-repeated="26"/>
          <table:table-cell table:number-columns-repeated="37"/>
        </table:table-row>
        <table:table-row table:style-name="ro2">
          <table:table-cell table:style-name="ce2" table:number-columns-repeated="27"/>
          <table:table-cell table:number-columns-repeated="37"/>
        </table:table-row>
        <table:table-row table:style-name="ro2">
          <table:table-cell table:style-name="ce2" table:number-columns-repeated="10"/>
          <table:table-cell table:style-name="ce4" office:value-type="string" calcext:value-type="string">
            <office:annotation draw:style-name="gr1" draw:text-style-name="P2" svg:width="2.899cm" svg:height="3.791cm" svg:x="6.42cm" svg:y="0cm" draw:caption-point-x="-0.61cm" draw:caption-point-y="0.99cm">
              <dc:creator>NB</dc:creator>
              <dc:date>2015-10-18T00:00:00</dc:date>
              <text:p text:style-name="P1"><text:span text:style-name="T1">6V : </text:span><text:span text:style-name="T2">Acronyme anglais – méthode d’estimation des charges s’appuyant sur le nombre de lignes de code de l’application comme unité d’œuvre.</text:span></text:p>
            </office:annotation>
            <text:p>C</text:p>
          </table:table-cell>
          <table:table-cell table:style-name="ce2" table:number-columns-repeated="16"/>
          <table:table-cell table:number-columns-repeated="37"/>
        </table:table-row>
        <table:table-row table:style-name="ro2">
          <table:table-cell table:style-name="ce2" table:number-columns-repeated="8"/>
          <table:table-cell table:style-name="ce4" office:value-type="string" calcext:value-type="string">
            <office:annotation draw:style-name="gr2" draw:text-style-name="P2" svg:width="2.899cm" svg:height="2.016cm" svg:x="5.362cm" svg:y="0cm" draw:caption-point-x="-0.61cm" draw:caption-point-y="1.442cm">
              <dc:creator>NB</dc:creator>
              <dc:date>2015-10-18T00:00:00</dc:date>
              <text:p text:style-name="P1"><text:span text:style-name="T1">5V : </text:span><text:span text:style-name="T2">Acronyme anglais pour désigner le découpage structurel.</text:span></text:p>
            </office:annotation>
            <text:p>W</text:p>
          </table:table-cell>
          <table:table-cell table:style-name="ce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office:annotation draw:style-name="gr3" draw:text-style-name="P2" svg:width="2.899cm" svg:height="2.411cm" svg:x="8.537cm" svg:y="0cm" draw:caption-point-x="-0.61cm" draw:caption-point-y="1.442cm">
              <dc:creator>NB</dc:creator>
              <dc:date>2015-10-18T00:00:00</dc:date>
              <text:p text:style-name="P1"><text:span text:style-name="T3">10V :</text:span><text:span text:style-name="T1"> </text:span><text:span text:style-name="T2">Objet d’un cours. </text:span></text:p>
              <text:p text:style-name="P1"><text:span text:style-name="T3">10 H :</text:span><text:span text:style-name="T2"> Ordonnancement des tâches dans le temps.</text:span></text:p>
            </office:annotation>
            <text:p>P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A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office:annotation draw:style-name="gr4" draw:text-style-name="P2" svg:width="2.899cm" svg:height="2.371cm" svg:x="12.241cm" svg:y="0cm" draw:caption-point-x="-0.61cm" draw:caption-point-y="1.442cm">
              <dc:creator>NB</dc:creator>
              <dc:date>2015-10-18T00:00:00</dc:date>
              <text:p text:style-name="P1"><text:span text:style-name="T1">35V : </text:span><text:span text:style-name="T2">Diagramme permettant de représenter l’enchaînement des tâches en fonction du temps.</text:span></text:p>
            </office:annotation>
            <text:p>G</text:p>
          </table:table-cell>
          <table:table-cell table:style-name="ce2" table:number-columns-repeated="5"/>
          <table:table-cell table:number-columns-repeated="37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office:annotation draw:style-name="gr5" draw:text-style-name="P2" svg:width="2.899cm" svg:height="2.726cm" svg:x="2.187cm" svg:y="0.306cm" draw:caption-point-x="-0.61cm" draw:caption-point-y="1.587cm">
              <dc:creator>NB</dc:creator>
              <dc:date>2015-10-18T00:00:00</dc:date>
              <text:p text:style-name="P1"><text:span text:style-name="T1">1V : </text:span><text:span text:style-name="T2">Se dit d’un cycle de développement pour lequel les fonctionnalités sont livrées petit à petit.</text:span></text:p>
            </office:annotation>
            <text:p>I</text:p>
          </table:table-cell>
          <table:table-cell table:style-name="ce2" table:number-columns-repeated="5"/>
          <table:table-cell table:style-name="ce4" office:value-type="string" calcext:value-type="string">
            <text:p>B</text:p>
          </table:table-cell>
          <table:table-cell table:style-name="ce2"/>
          <table:table-cell table:style-name="ce4" office:value-type="string" calcext:value-type="string">
            <text:p>C</text:p>
          </table:table-cell>
          <table:table-cell table:style-name="ce2" table:number-columns-repeated="3"/>
          <table:table-cell table:style-name="ce4" office:value-type="string" calcext:value-type="string">
            <text:p>R</text:p>
          </table:table-cell>
          <table:table-cell table:style-name="ce2" table:number-columns-repeated="6"/>
          <table:table-cell table:style-name="ce4" office:value-type="string" calcext:value-type="string">
            <text:p>A</text:p>
          </table:table-cell>
          <table:table-cell table:style-name="ce2" table:number-columns-repeated="5"/>
          <table:table-cell table:number-columns-repeated="37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N</text:p>
          </table:table-cell>
          <table:table-cell table:style-name="ce2" table:number-columns-repeated="5"/>
          <table:table-cell table:style-name="ce4" office:value-type="string" calcext:value-type="string">
            <office:annotation draw:style-name="gr2" draw:text-style-name="P2" svg:width="2.899cm" svg:height="2.016cm" svg:x="5.362cm" svg:y="0.757cm" draw:caption-point-x="-0.61cm" draw:caption-point-y="1.588cm">
              <dc:creator>NB</dc:creator>
              <dc:date>2015-10-18T00:00:00</dc:date>
              <text:p text:style-name="P1"><text:span text:style-name="T1">17H : </text:span><text:span text:style-name="T2">Approche de spécification basée sur une approche visuelle d’une application.</text:span></text:p>
            </office:annotation>
            <text:p>S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Y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office:annotation draw:style-name="gr6" draw:text-style-name="P2" svg:width="2.899cm" svg:height="1.306cm" svg:x="9.595cm" svg:y="0.757cm" draw:caption-point-x="-0.61cm" draw:caption-point-y="1.588cm">
              <dc:creator>NB</dc:creator>
              <dc:date>2015-10-18T00:00:00</dc:date>
              <text:p text:style-name="P1"><text:span text:style-name="T1">12V : </text:span><text:span text:style-name="T2">Élément du projet caractérisé par sa criticité.</text:span></text:p>
            </office:annotation>
            <text:p>R</text:p>
          </table:table-cell>
          <table:table-cell table:style-name="ce4" office:value-type="string" calcext:value-type="string">
            <text:p>D</text:p>
          </table:table-cell>
          <table:table-cell table:style-name="ce2" table:number-columns-repeated="3"/>
          <table:table-cell table:style-name="ce4" office:value-type="string" calcext:value-type="string">
            <text:p>N</text:p>
          </table:table-cell>
          <table:table-cell table:style-name="ce2" table:number-columns-repeated="5"/>
          <table:table-cell table:number-columns-repeated="37"/>
        </table:table-row>
        <table:table-row table:style-name="ro2">
          <table:table-cell table:style-name="ce2"/>
          <table:table-cell table:style-name="ce4" office:value-type="string" calcext:value-type="string">
            <office:annotation draw:style-name="gr7" draw:text-style-name="P2" svg:width="2.899cm" svg:height="0.951cm" svg:x="1.658cm" svg:y="1.209cm" draw:caption-point-x="-0.61cm" draw:caption-point-y="1.587cm">
              <dc:creator>NB</dc:creator>
              <dc:date>2015-10-18T00:00:00</dc:date>
              <text:p text:style-name="P1"><text:span text:style-name="T1">18H : </text:span><text:span text:style-name="T2">Mêlée au rugby.</text:span></text:p>
            </office:annotation>
            <text:p>S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M</text:p>
          </table:table-cell>
          <table:table-cell table:style-name="ce2" table:number-columns-repeated="4"/>
          <table:table-cell table:style-name="ce4" office:value-type="string" calcext:value-type="string">
            <text:p>M</text:p>
          </table:table-cell>
          <table:table-cell table:style-name="ce2" table:number-columns-repeated="3"/>
          <table:table-cell table:style-name="ce4" office:value-type="string" calcext:value-type="string">
            <text:p>J</text:p>
          </table:table-cell>
          <table:table-cell table:style-name="ce2"/>
          <table:table-cell table:style-name="ce4" office:value-type="string" calcext:value-type="string">
            <text:p>I</text:p>
          </table:table-cell>
          <table:table-cell table:style-name="ce2" table:number-columns-repeated="4"/>
          <table:table-cell table:style-name="ce4" office:value-type="string" calcext:value-type="string">
            <office:annotation draw:style-name="gr6" draw:text-style-name="P2" svg:width="2.899cm" svg:height="1.306cm" svg:x="12.241cm" svg:y="1.209cm" draw:caption-point-x="-0.61cm" draw:caption-point-y="1.587cm">
              <dc:creator>NB</dc:creator>
              <dc:date>2015-10-18T00:00:00</dc:date>
              <text:p text:style-name="P1"><text:span text:style-name="T1">19H : </text:span><text:span text:style-name="T2">Plus petit élément d’un projet.</text:span></text:p>
            </office:annotation>
            <text:p>T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E</text:p>
          </table:table-cell>
          <table:table-cell table:style-name="ce2"/>
          <table:table-cell table:number-columns-repeated="37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R</text:p>
          </table:table-cell>
          <table:table-cell table:style-name="ce2" table:number-columns-repeated="6"/>
          <table:table-cell table:style-name="ce5" office:value-type="string" calcext:value-type="string">
            <office:annotation draw:style-name="gr6" draw:text-style-name="P2" svg:width="2.899cm" svg:height="1.661cm" svg:x="5.891cm" svg:y="1.66cm" draw:caption-point-x="-0.61cm" draw:caption-point-y="1.588cm">
              <dc:date>2020-03-26T00:00:00</dc:date>
              <text:p text:style-name="P1"><text:span text:style-name="T1">20H : </text:span><text:span text:style-name="T2">personne participant a un projet</text:span></text:p>
              <text:p text:style-name="P1"><text:span text:style-name="T2"/></text:p>
            </office:annotation>
            <text:p>P</text:p>
          </table:table-cell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E</text:p>
          </table:table-cell>
          <table:table-cell table:style-name="ce2"/>
          <table:table-cell table:style-name="ce4" office:value-type="string" calcext:value-type="string">
            <text:p>S</text:p>
          </table:table-cell>
          <table:table-cell table:style-name="ce2"/>
          <table:table-cell table:style-name="ce4" office:value-type="string" calcext:value-type="string">
            <office:annotation draw:style-name="gr8" draw:text-style-name="P2" svg:width="2.899cm" svg:height="3.081cm" svg:x="10.654cm" svg:y="1.66cm" draw:caption-point-x="-0.61cm" draw:caption-point-y="1.588cm">
              <dc:creator>NB</dc:creator>
              <dc:date>2015-10-18T00:00:00</dc:date>
              <text:p text:style-name="P1"><text:span text:style-name="T1">21H : </text:span><text:span text:style-name="T2">Acronyme – Diagramme permettant de mettre en évidence les marges pour chacune des tâches d’un projet.</text:span></text:p>
            </office:annotation>
            <text:p>P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T</text:p>
          </table:table-cell>
          <table:table-cell table:style-name="ce2" table:number-columns-repeated="5"/>
          <table:table-cell table:number-columns-repeated="37"/>
        </table:table-row>
        <table:table-row table:style-name="ro2">
          <table:table-cell table:style-name="ce2"/>
          <table:table-cell table:style-name="ce4" office:value-type="string" calcext:value-type="string">
            <office:annotation draw:style-name="gr2" draw:text-style-name="P2" svg:width="2.899cm" svg:height="2.016cm" svg:x="1.658cm" svg:y="2.112cm" draw:caption-point-x="-0.61cm" draw:caption-point-y="1.588cm">
              <dc:creator>NB</dc:creator>
              <dc:date>2015-10-18T00:00:00</dc:date>
              <text:p text:style-name="P1"><text:span text:style-name="T1">22H : </text:span><text:span text:style-name="T2">Mode de réalisation d’un projet où le salarié est placé chez le client.</text:span></text:p>
            </office:annotation>
            <text:p>R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2" table:number-columns-repeated="8"/>
          <table:table-cell table:style-name="ce4" office:value-type="string" calcext:value-type="string">
            <text:p>T</text:p>
          </table:table-cell>
          <table:table-cell table:style-name="ce2"/>
          <table:table-cell table:style-name="ce4" office:value-type="string" calcext:value-type="string">
            <text:p>Q</text:p>
          </table:table-cell>
          <table:table-cell table:style-name="ce2" table:number-columns-repeated="10"/>
          <table:table-cell table:number-columns-repeated="37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M</text:p>
          </table:table-cell>
          <table:table-cell table:style-name="ce2" table:number-columns-repeated="8"/>
          <table:table-cell table:style-name="ce4" office:value-type="string" calcext:value-type="string">
            <office:annotation draw:style-name="gr6" draw:text-style-name="P2" svg:width="2.899cm" svg:height="1.306cm" svg:x="6.95cm" svg:y="2.564cm" draw:caption-point-x="-0.61cm" draw:caption-point-y="1.587cm">
              <dc:creator>NB</dc:creator>
              <dc:date>2015-10-18T00:00:00</dc:date>
              <text:p text:style-name="P1"><text:span text:style-name="T1">8V : </text:span><text:span text:style-name="T2">Se dit d’une tâche ayant une marge nulle.</text:span></text:p>
            </office:annotation>
            <text:p>C</text:p>
          </table:table-cell>
          <table:table-cell table:style-name="ce2" table:number-columns-repeated="4"/>
          <table:table-cell table:style-name="ce4" office:value-type="string" calcext:value-type="string">
            <text:p>U</text:p>
          </table:table-cell>
          <table:table-cell table:style-name="ce2" table:number-columns-repeated="3"/>
          <table:table-cell table:style-name="ce4" office:value-type="string" calcext:value-type="string">
            <office:annotation draw:style-name="gr9" draw:text-style-name="P2" svg:width="2.899cm" svg:height="4.541cm" svg:x="11.712cm" svg:y="2.564cm" draw:caption-point-x="-0.61cm" draw:caption-point-y="1.587cm">
              <dc:creator>NB</dc:creator>
              <dc:date>2015-10-18T00:00:00</dc:date>
              <text:p text:style-name="P1"><text:span text:style-name="T3">14V</text:span><text:span text:style-name="T1"> : </text:span><text:span text:style-name="T2">Cycle de développement d’une application où les étapes se succèdent sans autre connexion.</text:span></text:p>
              <text:p text:style-name="P1"><text:span text:style-name="T3">14H</text:span><text:span text:style-name="T2"> : Acronyme anglais – Référentiel d’évaluation de la maturité d’une entreprise.</text:span></text:p>
            </office:annotation>
            <text:p>C</text:p>
          </table:table-cell>
          <table:table-cell table:number-columns-repeated="2" table:style-name="ce4" office:value-type="string" calcext:value-type="string">
            <text:p>M</text:p>
          </table:table-cell>
          <table:table-cell table:style-name="ce4" office:value-type="string" calcext:value-type="string">
            <text:p>I</text:p>
          </table:table-cell>
          <table:table-cell table:style-name="ce2" table:number-columns-repeated="3"/>
          <table:table-cell table:number-columns-repeated="37"/>
        </table:table-row>
        <table:table-row table:style-name="ro2">
          <table:table-cell table:style-name="ce2"/>
          <table:table-cell table:style-name="ce4" office:value-type="string" calcext:value-type="string">
            <office:annotation draw:style-name="gr6" draw:text-style-name="P2" svg:width="2.899cm" svg:height="1.306cm" svg:x="1.658cm" svg:y="3.015cm" draw:caption-point-x="-0.61cm" draw:caption-point-y="1.588cm">
              <dc:creator>NB</dc:creator>
              <dc:date>2015-10-18T00:00:00</dc:date>
              <text:p text:style-name="P1"><text:span text:style-name="T1">23H : </text:span><text:span text:style-name="T2">Méthode d’analyse datant des années 70.</text:span></text:p>
            </office:annotation>
            <text:p>M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S</text:p>
          </table:table-cell>
          <table:table-cell table:style-name="ce4" office:value-type="string" calcext:value-type="string">
            <text:p>E</text:p>
          </table:table-cell>
          <table:table-cell table:style-name="ce2" table:number-columns-repeated="2"/>
          <table:table-cell table:style-name="ce4" office:value-type="string" calcext:value-type="string">
            <office:annotation draw:style-name="gr4" draw:text-style-name="P2" svg:width="2.899cm" svg:height="2.371cm" svg:x="5.891cm" svg:y="3.015cm" draw:caption-point-x="-0.61cm" draw:caption-point-y="1.588cm">
              <dc:creator>NB</dc:creator>
              <dc:date>2015-10-18T00:00:00</dc:date>
              <text:p text:style-name="P1"><text:span text:style-name="T1">24H : </text:span><text:span text:style-name="T2">Période durant laquelle un fournisseur se doit de corriger les anomalies détectées.</text:span></text:p>
            </office:annotation>
            <text:p>G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E</text:p>
          </table:table-cell>
          <table:table-cell table:style-name="ce2" table:number-columns-repeated="3"/>
          <table:table-cell table:style-name="ce4" office:value-type="string" calcext:value-type="string">
            <text:p>A</text:p>
          </table:table-cell>
          <table:table-cell table:style-name="ce2" table:number-columns-repeated="6"/>
          <table:table-cell table:number-columns-repeated="37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N</text:p>
          </table:table-cell>
          <table:table-cell table:style-name="ce2" table:number-columns-repeated="8"/>
          <table:table-cell table:style-name="ce4" office:value-type="string" calcext:value-type="string">
            <text:p>I</text:p>
          </table:table-cell>
          <table:table-cell table:style-name="ce2" table:number-columns-repeated="8"/>
          <table:table-cell table:style-name="ce4" office:value-type="string" calcext:value-type="string">
            <office:annotation draw:style-name="gr4" draw:text-style-name="P2" svg:width="2.899cm" svg:height="2.371cm" svg:x="11.712cm" svg:y="3.467cm" draw:caption-point-x="-0.61cm" draw:caption-point-y="1.587cm">
              <dc:creator>NB</dc:creator>
              <dc:date>2015-10-18T00:00:00</dc:date>
              <text:p text:style-name="P1"><text:span text:style-name="T1">25H : </text:span><text:span text:style-name="T2">Période de développement où l’équipe est protégée du monde extérieur en SCRUM.</text:span></text:p>
            </office:annotation>
            <text:p>S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2"/>
          <table:table-cell table:number-columns-repeated="37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T</text:p>
          </table:table-cell>
          <table:table-cell table:style-name="ce2" table:number-columns-repeated="2"/>
          <table:table-cell table:style-name="ce4" office:value-type="string" calcext:value-type="string">
            <office:annotation draw:style-name="gr10" draw:text-style-name="P2" svg:width="2.899cm" svg:height="3.831cm" svg:x="3.775cm" svg:y="3.918cm" draw:caption-point-x="-0.61cm" draw:caption-point-y="1.588cm">
              <dc:creator>NB</dc:creator>
              <dc:date>2015-10-18T00:00:00</dc:date>
              <text:p text:style-name="P1"><text:span text:style-name="T1">3V : </text:span><text:span text:style-name="T2">Composant du risque en représentant la cause.</text:span></text:p>
              <text:p text:style-name="P1"><text:span text:style-name="T1">3H : </text:span><text:span text:style-name="T2">Mode de réalisation d’un projet où le fournisseur s’engage sur un prix fixe.</text:span></text:p>
            </office:annotation>
            <text:p>F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office:annotation draw:style-name="gr2" draw:text-style-name="P2" svg:width="2.899cm" svg:height="2.016cm" svg:x="4.833cm" svg:y="3.918cm" draw:caption-point-x="-0.61cm" draw:caption-point-y="1.588cm">
              <dc:creator>NB</dc:creator>
              <dc:date>2015-10-18T00:00:00</dc:date>
              <text:p text:style-name="P1"><text:span text:style-name="T1">4V : </text:span><text:span text:style-name="T2">Phase du projet où le client valide la conformité du produit.</text:span></text:p>
            </office:annotation>
            <text:p>R</text:p>
          </table:table-cell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T</text:p>
          </table:table-cell>
          <table:table-cell table:style-name="ce2" table:number-columns-repeated="8"/>
          <table:table-cell table:style-name="ce4" office:value-type="string" calcext:value-type="string">
            <text:p>C</text:p>
          </table:table-cell>
          <table:table-cell table:style-name="ce2" table:number-columns-repeated="6"/>
          <table:table-cell table:number-columns-repeated="37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office:annotation draw:style-name="gr2" draw:text-style-name="P2" svg:width="2.899cm" svg:height="2.016cm" svg:x="2.187cm" svg:y="4.37cm" draw:caption-point-x="-0.61cm" draw:caption-point-y="1.587cm">
              <dc:creator>NB</dc:creator>
              <dc:date>2015-10-18T00:00:00</dc:date>
              <text:p text:style-name="P1"><text:span text:style-name="T1">26H : </text:span><text:span text:style-name="T2">Acronyme – Aide apportée à un client pour faciliter ses contacts avec un fournisseur.</text:span></text:p>
            </office:annotation>
            <text:p>A</text:p>
          </table:table-cell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A</text:p>
          </table:table-cell>
          <table:table-cell table:style-name="ce2"/>
          <table:table-cell table:style-name="ce4" office:value-type="string" calcext:value-type="string">
            <text:p>E</text:p>
          </table:table-cell>
          <table:table-cell table:style-name="ce2" table:number-columns-repeated="3"/>
          <table:table-cell table:style-name="ce4" office:value-type="string" calcext:value-type="string">
            <text:p>I</text:p>
          </table:table-cell>
          <table:table-cell table:style-name="ce2" table:number-columns-repeated="2"/>
          <table:table-cell table:style-name="ce4" office:value-type="string" calcext:value-type="string">
            <office:annotation draw:style-name="gr11" draw:text-style-name="P2" svg:width="2.899cm" svg:height="3.476cm" svg:x="8.537cm" svg:y="4.37cm" draw:caption-point-x="-0.61cm" draw:caption-point-y="1.587cm">
              <dc:creator>NB</dc:creator>
              <dc:date>2015-10-18T00:00:00</dc:date>
              <text:p text:style-name="P1"><text:span text:style-name="T3">11V</text:span><text:span text:style-name="T1"> : </text:span><text:span text:style-name="T2">Acronyme – partie en charge de la réalisation d’un projet.</text:span></text:p>
              <text:p text:style-name="P1"><text:span text:style-name="T3">11H </text:span><text:span text:style-name="T2">: Degré de liberté, en jours, dans le déclenchement d’une tâche.</text:span></text:p>
            </office:annotation>
            <text:p>M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G</text:p>
          </table:table-cell>
          <table:table-cell table:style-name="ce4" office:value-type="string" calcext:value-type="string">
            <office:annotation draw:style-name="gr8" draw:text-style-name="P2" svg:width="2.899cm" svg:height="3.081cm" svg:x="10.654cm" svg:y="4.37cm" draw:caption-point-x="-0.61cm" draw:caption-point-y="1.587cm">
              <dc:creator>NB</dc:creator>
              <dc:date>2015-10-18T00:00:00</dc:date>
              <text:p text:style-name="P1"><text:span text:style-name="T1">13V : </text:span><text:span text:style-name="T2">Utilisation de connaissances scientifiques liées à l’homme dans le but d’améliorer son environnement de travail.</text:span></text:p>
            </office:annotation>
            <text:p>E</text:p>
          </table:table-cell>
          <table:table-cell table:style-name="ce2"/>
          <table:table-cell table:style-name="ce4" office:value-type="string" calcext:value-type="string">
            <text:p>A</text:p>
          </table:table-cell>
          <table:table-cell table:style-name="ce2" table:number-columns-repeated="6"/>
          <table:table-cell table:number-columns-repeated="37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text:p>L</text:p>
          </table:table-cell>
          <table:table-cell table:style-name="ce2" table:number-columns-repeated="2"/>
          <table:table-cell table:style-name="ce4" office:value-type="string" calcext:value-type="string">
            <text:p>C</text:p>
          </table:table-cell>
          <table:table-cell table:style-name="ce2"/>
          <table:table-cell table:style-name="ce4" office:value-type="string" calcext:value-type="string">
            <text:p>C</text:p>
          </table:table-cell>
          <table:table-cell table:style-name="ce2" table:number-columns-repeated="3"/>
          <table:table-cell table:style-name="ce4" office:value-type="string" calcext:value-type="string">
            <text:p>Q</text:p>
          </table:table-cell>
          <table:table-cell table:style-name="ce2" table:number-columns-repeated="2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office:annotation draw:style-name="gr12" draw:text-style-name="P2" svg:width="2.899cm" svg:height="3.436cm" svg:x="10.654cm" svg:y="4.821cm" draw:caption-point-x="-0.61cm" draw:caption-point-y="1.588cm">
              <dc:creator>NB</dc:creator>
              <dc:date>2015-10-18T00:00:00</dc:date>
              <text:p text:style-name="P1"><text:span text:style-name="T1">27H : </text:span><text:span text:style-name="T2">Acronyme anglais – Méthode de gestion de projet prônant le développement rapide par l’intervention maximale de l’utilisateur.</text:span></text:p>
            </office:annotation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D</text:p>
          </table:table-cell>
          <table:table-cell table:style-name="ce2" table:number-columns-repeated="6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4" office:value-type="string" calcext:value-type="string">
            <office:annotation draw:style-name="gr6" draw:text-style-name="P2" svg:width="2.899cm" svg:height="1.306cm" svg:x="2.716cm" svg:y="5.273cm" draw:caption-point-x="-0.61cm" draw:caption-point-y="1.587cm">
              <dc:creator>NB</dc:creator>
              <dc:date>2015-10-18T00:00:00</dc:date>
              <text:p text:style-name="P1"><text:span text:style-name="T1">2V : </text:span><text:span text:style-name="T2">Quantité de travail associée à une tâche.</text:span></text:p>
            </office:annotation>
            <text:p>C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2"/>
          <table:table-cell table:style-name="ce4" office:value-type="string" calcext:value-type="string">
            <text:p>E</text:p>
          </table:table-cell>
          <table:table-cell table:style-name="ce2" table:number-columns-repeated="2"/>
          <table:table-cell table:style-name="ce4" office:value-type="string" calcext:value-type="string">
            <office:annotation draw:style-name="gr13" draw:text-style-name="P2" svg:width="2.899cm" svg:height="1.661cm" svg:x="6.42cm" svg:y="5.273cm" draw:caption-point-x="-0.61cm" draw:caption-point-y="1.587cm">
              <dc:creator>NB</dc:creator>
              <dc:date>2015-10-18T00:00:00</dc:date>
              <text:p text:style-name="P1"><text:span text:style-name="T1">28H : </text:span><text:span text:style-name="T2">Principal défaut des cycles en cascade ou en V.</text:span></text:p>
            </office:annotation>
            <text:p>T</text:p>
          </table:table-cell>
          <table:table-cell table:style-name="ce4" office:value-type="string" calcext:value-type="string">
            <text:p>U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2" table:number-columns-repeated="2"/>
          <table:table-cell table:style-name="ce4" office:value-type="string" calcext:value-type="string">
            <text:p>G</text:p>
          </table:table-cell>
          <table:table-cell table:style-name="ce2"/>
          <table:table-cell table:style-name="ce4" office:value-type="string" calcext:value-type="string">
            <text:p>E</text:p>
          </table:table-cell>
          <table:table-cell table:style-name="ce2"/>
          <table:table-cell table:style-name="ce4" office:value-type="string" calcext:value-type="string">
            <office:annotation draw:style-name="gr4" draw:text-style-name="P2" svg:width="2.899cm" svg:height="2.371cm" svg:x="12.77cm" svg:y="5.273cm" draw:caption-point-x="-0.61cm" draw:caption-point-y="1.587cm">
              <dc:creator>NB</dc:creator>
              <dc:date>2015-10-18T00:00:00</dc:date>
              <text:p text:style-name="P1"><text:span text:style-name="T1">16V : </text:span><text:span text:style-name="T2">Se dit d’un cycle de développement procédant par livraisons successives.</text:span></text:p>
            </office:annotation>
            <text:p>I</text:p>
          </table:table-cell>
          <table:table-cell table:style-name="ce2" table:number-columns-repeated="4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4" office:value-type="string" calcext:value-type="string">
            <text:p>H</text:p>
          </table:table-cell>
          <table:table-cell table:style-name="ce2"/>
          <table:table-cell table:style-name="ce4" office:value-type="string" calcext:value-type="string">
            <text:p>E</text:p>
          </table:table-cell>
          <table:table-cell table:style-name="ce2"/>
          <table:table-cell table:style-name="ce4" office:value-type="string" calcext:value-type="string">
            <text:p>T</text:p>
          </table:table-cell>
          <table:table-cell table:style-name="ce2" table:number-columns-repeated="3"/>
          <table:table-cell table:style-name="ce4" office:value-type="string" calcext:value-type="string">
            <text:p>E</text:p>
          </table:table-cell>
          <table:table-cell table:style-name="ce2" table:number-columns-repeated="6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T</text:p>
          </table:table-cell>
          <table:table-cell table:style-name="ce2" table:number-columns-repeated="4"/>
          <table:table-cell table:number-columns-repeated="37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office:annotation draw:style-name="gr4" draw:text-style-name="P2" svg:width="2.899cm" svg:height="2.371cm" svg:x="2.187cm" svg:y="6.176cm" draw:caption-point-x="-0.61cm" draw:caption-point-y="1.588cm">
              <dc:creator>NB</dc:creator>
              <dc:date>2015-10-18T00:00:00</dc:date>
              <text:p text:style-name="P1"><text:span text:style-name="T1">29H : </text:span><text:span text:style-name="T2">Version simplifiée d’une application permettant d’en illustrer un aspect pour validation.</text:span></text:p>
            </office:annotation>
            <text:p>M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Q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E</text:p>
          </table:table-cell>
          <table:table-cell table:number-columns-repeated="2"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2" table:number-columns-repeated="3"/>
          <table:table-cell table:style-name="ce4" office:value-type="string" calcext:value-type="string">
            <office:annotation draw:style-name="gr14" draw:text-style-name="P2" svg:width="2.899cm" svg:height="4.896cm" svg:x="8.008cm" svg:y="6.176cm" draw:caption-point-x="-0.61cm" draw:caption-point-y="1.588cm">
              <dc:creator>NB</dc:creator>
              <dc:date>2015-10-18T00:00:00</dc:date>
              <text:p text:style-name="P1"><text:span text:style-name="T3">9V </text:span><text:span text:style-name="T1">: </text:span><text:span text:style-name="T2">Acronyme anglais désignant l’association internationale visant à établir les meilleures pratiques de la gestion de projet.</text:span></text:p>
              <text:p text:style-name="P1"><text:span text:style-name="T3">9H</text:span><text:span text:style-name="T2">  : Se dit d’une action ayant pour but d’éviter le déclenchement d’un risque.</text:span></text:p>
            </office:annotation>
            <text:p>P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V</text:p>
          </table:table-cell>
          <table:table-cell table:style-name="ce4" office:value-type="string" calcext:value-type="string">
            <text:p>E</text:p>
          </table:table-cell>
          <table:table-cell table:style-name="ce2" table:number-columns-repeated="4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4" office:value-type="string" calcext:value-type="string">
            <text:p>R</text:p>
          </table:table-cell>
          <table:table-cell table:style-name="ce2"/>
          <table:table-cell table:style-name="ce4" office:value-type="string" calcext:value-type="string">
            <text:p>R</text:p>
          </table:table-cell>
          <table:table-cell table:style-name="ce2"/>
          <table:table-cell table:style-name="ce4" office:value-type="string" calcext:value-type="string">
            <text:p>E</text:p>
          </table:table-cell>
          <table:table-cell table:style-name="ce2" table:number-columns-repeated="5"/>
          <table:table-cell table:style-name="ce4" office:value-type="string" calcext:value-type="string">
            <text:p>M</text:p>
          </table:table-cell>
          <table:table-cell table:style-name="ce2" table:number-columns-repeated="4"/>
          <table:table-cell table:style-name="ce4" office:value-type="string" calcext:value-type="string">
            <text:p>O</text:p>
          </table:table-cell>
          <table:table-cell table:style-name="ce2" table:number-columns-repeated="3"/>
          <table:table-cell table:style-name="ce4" office:value-type="string" calcext:value-type="string">
            <text:p>R</text:p>
          </table:table-cell>
          <table:table-cell table:style-name="ce2" table:number-columns-repeated="4"/>
          <table:table-cell table:number-columns-repeated="37"/>
        </table:table-row>
        <table:table-row table:style-name="ro2">
          <table:table-cell table:style-name="ce2" table:number-columns-repeated="3"/>
          <table:table-cell table:style-name="ce4" office:value-type="string" calcext:value-type="string">
            <text:p>G</text:p>
          </table:table-cell>
          <table:table-cell table:style-name="ce2" table:number-columns-repeated="5"/>
          <table:table-cell table:style-name="ce4" office:value-type="string" calcext:value-type="string">
            <office:annotation draw:style-name="gr2" draw:text-style-name="P2" svg:width="2.899cm" svg:height="2.016cm" svg:x="5.891cm" svg:y="7.079cm" draw:caption-point-x="-0.61cm" draw:caption-point-y="1.588cm">
              <dc:creator>NB</dc:creator>
              <dc:date>2015-10-18T00:00:00</dc:date>
              <text:p text:style-name="P1"><text:span text:style-name="T1">30H : </text:span><text:span text:style-name="T2">Démarche visant à assurer l’adéquation du produit réalisé au besoin.</text:span></text:p>
            </office:annotation>
            <text:p>Q</text:p>
          </table:table-cell>
          <table:table-cell table:style-name="ce4" office:value-type="string" calcext:value-type="string">
            <text:p>U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I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2" table:number-columns-repeated="2"/>
          <table:table-cell table:style-name="ce4" office:value-type="string" calcext:value-type="string">
            <text:p>M</text:p>
          </table:table-cell>
          <table:table-cell table:style-name="ce2" table:number-columns-repeated="3"/>
          <table:table-cell table:style-name="ce4" office:value-type="string" calcext:value-type="string">
            <text:p>A</text:p>
          </table:table-cell>
          <table:table-cell table:style-name="ce2" table:number-columns-repeated="4"/>
          <table:table-cell table:number-columns-repeated="37"/>
        </table:table-row>
        <table:table-row table:style-name="ro2">
          <table:table-cell table:style-name="ce2" table:number-columns-repeated="2"/>
          <table:table-cell table:style-name="ce4" office:value-type="string" calcext:value-type="string">
            <office:annotation draw:style-name="gr4" draw:text-style-name="P2" svg:width="2.899cm" svg:height="2.371cm" svg:x="2.187cm" svg:y="7.531cm" draw:caption-point-x="-0.61cm" draw:caption-point-y="1.587cm">
              <dc:creator>NB</dc:creator>
              <dc:date>2015-10-18T00:00:00</dc:date>
              <text:p text:style-name="P1"><text:span text:style-name="T1">31H : </text:span><text:span text:style-name="T2">Méthode d’estimation des charges s’appuyant sur l’avis de plusieurs experts.</text:span></text:p>
            </office:annotation>
            <text:p>D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H</text:p>
          </table:table-cell>
          <table:table-cell table:style-name="ce4" office:value-type="string" calcext:value-type="string">
            <text:p>I</text:p>
          </table:table-cell>
          <table:table-cell table:style-name="ce2" table:number-columns-repeated="10"/>
          <table:table-cell table:style-name="ce4" office:value-type="string" calcext:value-type="string">
            <text:p>I</text:p>
          </table:table-cell>
          <table:table-cell table:style-name="ce2" table:number-columns-repeated="3"/>
          <table:table-cell table:style-name="ce4" office:value-type="string" calcext:value-type="string">
            <text:p>T</text:p>
          </table:table-cell>
          <table:table-cell table:style-name="ce2" table:number-columns-repeated="4"/>
          <table:table-cell table:number-columns-repeated="37"/>
        </table:table-row>
        <table:table-row table:style-name="ro2">
          <table:table-cell table:style-name="ce2" table:number-columns-repeated="8"/>
          <table:table-cell table:style-name="ce4" office:value-type="string" calcext:value-type="string">
            <office:annotation draw:style-name="gr8" draw:text-style-name="P2" svg:width="2.899cm" svg:height="3.081cm" svg:x="5.362cm" svg:y="7.982cm" draw:caption-point-x="-0.61cm" draw:caption-point-y="1.588cm">
              <dc:creator>NB</dc:creator>
              <dc:date>2015-10-18T00:00:00</dc:date>
              <text:p text:style-name="P1"><text:span text:style-name="T1">32H : </text:span><text:span text:style-name="T2">Contrat où le fournisseur s’engage à corriger et/ou à faire évoluer une application en dehors de la garantie.</text:span></text:p>
            </office:annotation>
            <text:p>M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office:annotation draw:style-name="gr2" draw:text-style-name="P2" svg:width="2.899cm" svg:height="2.016cm" svg:x="6.42cm" svg:y="7.982cm" draw:caption-point-x="-0.61cm" draw:caption-point-y="1.588cm">
              <dc:creator>NB</dc:creator>
              <dc:date>2015-10-18T00:00:00</dc:date>
              <text:p text:style-name="P1"><text:span text:style-name="T1">7V : </text:span><text:span text:style-name="T2">Organisme en charge d’éditer des normes industrielles internationales.</text:span></text:p>
            </office:annotation>
            <text:p>I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C</text:p>
          </table:table-cell>
          <table:table-cell table:style-name="ce4" office:value-type="string" calcext:value-type="string">
            <text:p>E</text:p>
          </table:table-cell>
          <table:table-cell table:style-name="ce2"/>
          <table:table-cell table:style-name="ce4" office:value-type="string" calcext:value-type="string">
            <office:annotation draw:style-name="gr7" draw:text-style-name="P2" svg:width="2.899cm" svg:height="0.951cm" svg:x="11.712cm" svg:y="7.982cm" draw:caption-point-x="-0.61cm" draw:caption-point-y="1.588cm">
              <dc:creator>NB</dc:creator>
              <dc:date>2015-10-18T00:00:00</dc:date>
              <text:p text:style-name="P1"><text:span text:style-name="T1">15V : </text:span><text:span text:style-name="T2">Élément de calcul des coûts.</text:span></text:p>
            </office:annotation>
            <text:p>C</text:p>
          </table:table-cell>
          <table:table-cell table:style-name="ce2"/>
          <table:table-cell table:style-name="ce4" office:value-type="string" calcext:value-type="string">
            <text:p>I</text:p>
          </table:table-cell>
          <table:table-cell table:style-name="ce2" table:number-columns-repeated="4"/>
          <table:table-cell table:number-columns-repeated="37"/>
        </table:table-row>
        <table:table-row table:style-name="ro2">
          <table:table-cell table:style-name="ce2" table:number-columns-repeated="10"/>
          <table:table-cell table:style-name="ce4" office:value-type="string" calcext:value-type="string">
            <text:p>S</text:p>
          </table:table-cell>
          <table:table-cell table:style-name="ce2" table:number-columns-repeated="9"/>
          <table:table-cell table:style-name="ce4" office:value-type="string" calcext:value-type="string">
            <office:annotation draw:style-name="gr4" draw:text-style-name="P2" svg:width="2.899cm" svg:height="2.371cm" svg:x="11.712cm" svg:y="8.434cm" draw:caption-point-x="-0.61cm" draw:caption-point-y="1.587cm">
              <dc:creator>NB</dc:creator>
              <dc:date>2015-10-18T00:00:00</dc:date>
              <text:p text:style-name="P1"><text:span text:style-name="T1">33H : </text:span><text:span text:style-name="T2">Acronyme – Évaluation de la quantité de travail à fournir pour terminer une tâche.</text:span></text:p>
            </office:annotation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F</text:p>
          </table:table-cell>
          <table:table-cell table:style-name="ce2" table:number-columns-repeated="4"/>
          <table:table-cell table:number-columns-repeated="37"/>
        </table:table-row>
        <table:table-row table:style-name="ro2">
          <table:table-cell table:style-name="ce2" table:number-columns-repeated="9"/>
          <table:table-cell table:style-name="ce4" office:value-type="string" calcext:value-type="string">
            <office:annotation draw:style-name="gr5" draw:text-style-name="P2" svg:width="2.899cm" svg:height="2.726cm" svg:x="5.891cm" svg:y="8.885cm" draw:caption-point-x="-0.61cm" draw:caption-point-y="1.588cm">
              <dc:creator>NB</dc:creator>
              <dc:date>2015-10-18T00:00:00</dc:date>
              <text:p text:style-name="P1"><text:span text:style-name="T1">34H : </text:span><text:span text:style-name="T2">Document décrivant officiellement les engagements des deux parties dans la réalisation du projet.</text:span></text:p>
            </office:annotation>
            <text:p>C</text:p>
          </table:table-cell>
          <table:table-cell table:style-name="ce4" office:value-type="string" calcext:value-type="string">
            <text:p>O</text:p>
          </table:table-cell>
          <table:table-cell table:style-name="ce4" office:value-type="string" calcext:value-type="string">
            <text:p>N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A</text:p>
          </table:table-cell>
          <table:table-cell table:style-name="ce4" office:value-type="string" calcext:value-type="string">
            <text:p>T</text:p>
          </table:table-cell>
          <table:table-cell table:style-name="ce2" table:number-columns-repeated="4"/>
          <table:table-cell table:style-name="ce4" office:value-type="string" calcext:value-type="string">
            <text:p>T</text:p>
          </table:table-cell>
          <table:table-cell table:style-name="ce2" table:number-columns-repeated="6"/>
          <table:table-cell table:number-columns-repeated="37"/>
        </table:table-row>
        <table:table-row table:style-name="ro2">
          <table:table-cell table:style-name="ce2" table:number-columns-repeated="20"/>
          <table:table-cell table:style-name="ce4" office:value-type="string" calcext:value-type="string">
            <text:p>E</text:p>
          </table:table-cell>
          <table:table-cell table:style-name="ce2" table:number-columns-repeated="6"/>
          <table:table-cell table:number-columns-repeated="37"/>
        </table:table-row>
        <table:table-row table:style-name="ro2">
          <table:table-cell table:style-name="ce2" table:number-columns-repeated="27"/>
          <table:table-cell table:number-columns-repeated="37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08:01:04.5370700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Nathalie Brossier</meta:initial-creator>
    <meta:creation-date>2015-10-18T21:11:22.338187000</meta:creation-date>
    <dc:date>2020-03-26T09:15:01.449419817</dc:date>
    <meta:editing-duration>PT17M31S</meta:editing-duration>
    <meta:editing-cycles>4</meta:editing-cycles>
    <meta:generator>LibreOffice/6.4.2.2$MacOSX_X86_64 LibreOffice_project/4e471d8c02c9c90f512f7f9ead8875b57fcb1ec3</meta:generator>
    <meta:document-statistic meta:table-count="1" meta:cell-count="203" meta:object-count="0"/>
  </office:meta>
</office:document-meta>
</file>